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2:29:4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mem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 to help with this particular class, then of course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applying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02:29:47Z</meta:creation-date>
    <dc:date>2021-05-27T02:29:47Z</dc:date>
    <meta:user-defined meta:name="date" meta:value-type="string">May  27, 2021 (02:29:4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